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S-Cas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Cas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Cas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Cas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Cas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Cas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Cas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L1OnlySignalBased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L1OnlyStrainBasedGr0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NoDifferentialAre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-WithMegaS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1:49:30.104916797</meta:creation-date>
    <dc:date>2020-01-30T11:55:21.257986085</dc:date>
    <meta:editing-duration>PT5M52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